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2cm"/>
    </style:style>
    <style:style style:name="gr2" style:family="graphic" style:parent-style-name="component">
      <style:graphic-properties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4" style:family="graphic" style:parent-style-name="component">
      <style:graphic-properties fo:min-width="4.559cm"/>
    </style:style>
    <style:style style:name="gr5" style:family="graphic" style:parent-style-name="component">
      <style:graphic-properties fo:min-width="2.73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9" style:family="graphic" style:parent-style-name="component">
      <style:graphic-properties fo:min-width="14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1" style:family="graphic" style:parent-style-name="component">
      <style:graphic-properties fo:min-width="3.9cm"/>
    </style:style>
    <style:style style:name="gr12" style:family="graphic" style:parent-style-name="component">
      <style:graphic-properties fo:min-width="3.92cm"/>
    </style:style>
    <style:style style:name="gr13" style:family="graphic" style:parent-style-name="objectwithoutfill">
      <style:graphic-properties draw:stroke="solid" draw:stroke-dash="Fine_20_Dashed"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4" style:family="graphic" style:parent-style-name="arrow">
      <style:graphic-properties svg:stroke-width="0.071cm" draw:marker-start-width="0.306cm" draw:marker-end-width="0.406cm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6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7" style:family="graphic" style:parent-style-name="objectwithoutfill">
      <style:graphic-properties draw:stroke="dash" draw:stroke-dash="Dashed_20__28_var_29_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0" style:family="graphic" style:parent-style-name="legend_5f_text">
      <style:graphic-properties fo:min-height="0.823cm"/>
    </style:style>
    <style:style style:name="gr21" style:family="graphic" style:parent-style-name="component">
      <style:graphic-properties fo:min-width="2.8cm"/>
    </style:style>
    <style:style style:name="gr22" style:family="graphic" style:parent-style-name="objectwithoutfill">
      <style:graphic-properties svg:stroke-width="0.071cm" svg:stroke-color="#0066ff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23" style:family="graphic" style:parent-style-name="standard">
      <style:graphic-properties svg:stroke-width="0.071cm" svg:stroke-color="#ff3333" draw:marker-start="Arrow" draw:marker-start-width="0.406cm" draw:marker-end="Arrow" draw:marker-end-width="0.406cm" draw:textarea-vertical-align="middle" fo:padding-top="0.16cm" fo:padding-bottom="0.16cm" fo:padding-left="0.285cm" fo:padding-right="0.285cm"/>
    </style:style>
    <style:style style:name="gr24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none" draw:fill-color="#ffff00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26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27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28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29" style:family="graphic" style:parent-style-name="objectwithoutfill">
      <style:graphic-properties svg:stroke-width="0.071cm" svg:stroke-color="#ff3333" draw:marker-start-width="0.306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0" style:family="graphic" style:parent-style-name="objectwithoutfill">
      <style:graphic-properties svg:stroke-width="0.071cm" svg:stroke-color="#996600" draw:marker-start-width="0.306cm" draw:marker-end="Arrow" draw:marker-end-width="0.406cm" draw:fill="solid" draw:fill-color="#ffff00" draw:textarea-vertical-align="middle" fo:padding-top="0.16cm" fo:padding-bottom="0.16cm" fo:padding-left="0.285cm" fo:padding-right="0.285cm"/>
    </style:style>
    <style:style style:name="gr31" style:family="graphic" style:parent-style-name="objectwithoutfill">
      <style:graphic-properties svg:stroke-width="0.071cm" svg:stroke-color="#996600" draw:marker-start="" draw:marker-start-width="0.408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2" style:family="graphic" style:parent-style-name="objectwithoutfill">
      <style:graphic-properties svg:stroke-width="0.071cm" svg:stroke-color="#ff3333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4" style:family="graphic" style:parent-style-name="objectwithoutfill">
      <style:graphic-properties svg:stroke-width="0.071cm" svg:stroke-color="#ff3333" draw:marker-start="Arrow" draw:marker-start-width="0.406cm" draw:marker-end="Arrow" draw:marker-end-width="0.406cm" draw:fill="none" draw:textarea-vertical-align="middle" fo:padding-top="0.16cm" fo:padding-bottom="0.16cm" fo:padding-left="0.285cm" fo:padding-right="0.285cm"/>
    </style:style>
    <style:style style:name="gr35" style:family="graphic" style:parent-style-name="objectwithoutfill">
      <style:graphic-properties svg:stroke-width="0.071cm" svg:stroke-color="#996600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6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37" style:family="graphic" style:parent-style-name="legend_5f_text">
      <style:graphic-properties fo:min-height="0.949cm"/>
    </style:style>
    <style:style style:name="gr38" style:family="graphic" style:parent-style-name="component">
      <style:graphic-properties fo:min-height="1.316cm" fo:min-width="3.886cm"/>
    </style:style>
    <style:style style:name="gr39" style:family="graphic" style:parent-style-name="component">
      <style:graphic-properties fo:min-height="1.316cm" fo:min-width="4.3cm"/>
    </style:style>
    <style:style style:name="gr40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8.5cm"/>
    </style:style>
    <style:style style:name="gr41" style:family="graphic" style:parent-style-name="standard">
      <style:graphic-properties draw:fill="solid" draw:fill-color="#fedcdc" draw:opacity="100%" draw:textarea-horizontal-align="justify" draw:textarea-vertical-align="middle" draw:auto-grow-height="false" fo:min-height="1.35cm" fo:min-width="2.8cm"/>
    </style:style>
    <style:style style:name="gr4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3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4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45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gr46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4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50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51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2" style:family="graphic" style:parent-style-name="objectwithoutfill">
      <style:graphic-properties svg:stroke-width="0.053cm" svg:stroke-color="#ff333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6.2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56" style:family="graphic" style:parent-style-name="objectwithoutfill">
      <style:graphic-properties svg:stroke-width="0.053cm" svg:stroke-color="#9966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fo:min-height="0.823cm"/>
    </style:style>
    <style:style style:name="gr59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996600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edcdc" draw:opacity="100%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package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322cm" svg:height="0.886cm" svg:x="1.242cm" svg:y="1.427cm">
          <draw:text-box>
            <text:p><text:span text:style-name="T1">Tomcat</text:span></text:p>
          </draw:text-box>
        </draw:frame>
        <draw:custom-shape draw:style-name="gr2" xml:id="id1" draw:id="id1" draw:layer="layout" svg:width="3.5cm" svg:height="1.6cm" svg:x="7.542cm" svg:y="2.827cm">
          <text:p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5.974cm" svg:height="6.034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4" xml:id="id2" draw:id="id2" draw:layer="layout" svg:width="5.059cm" svg:height="1.6cm" svg:x="12.583cm" svg:y="2.827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7" draw:id="id7" draw:layer="layout" svg:width="3.236cm" svg:height="1.6cm" svg:x="12.564cm" svg:y="4.9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package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075cm" svg:height="1.505cm" svg:x="14.067cm" svg:y="9.28cm">
          <draw:text-box>
            <text:p><text:span text:style-name="T1">Tomcat Native</text:span></text:p>
          </draw:text-box>
        </draw:frame>
        <draw:custom-shape draw:style-name="package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9" xml:id="id4" draw:id="id4" draw:layer="layout" svg:width="14.8cm" svg:height="1.6cm" svg:x="2.342cm" svg:y="12.427cm">
          <text:p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1" xml:id="id5" draw:id="id5" draw:layer="layout" svg:width="4.4cm" svg:height="1.6cm" svg:x="5.142cm" svg:y="15.227cm">
          <text:p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xml:id="id3" draw:id="id3" draw:layer="layout" svg:width="4.42cm" svg:height="1.6cm" svg:x="1.842cm" svg:y="5.527cm">
          <text:p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3.742cm" svg:y1="4.427cm" svg:x2="3.742cm" svg:y2="5.527cm">
          <text:p/>
        </draw:line>
        <draw:connector draw:style-name="gr14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3" draw:text-style-name="P2" draw:layer="layout" svg:x1="7.242cm" svg:y1="14.027cm" svg:x2="7.242cm" svg:y2="15.227cm">
          <text:p/>
        </draw:line>
        <draw:custom-shape draw:style-name="gr11" xml:id="id8" draw:id="id8" draw:layer="layout" svg:width="4.4cm" svg:height="1.6cm" svg:x="2.342cm" svg:y="20.827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1" xml:id="id6" draw:id="id6" draw:layer="layout" svg:width="4.4cm" svg:height="1.6cm" svg:x="11.942cm" svg:y="21.227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16" draw:text-style-name="P2" draw:layer="layout" draw:line-skew="2.199cm" svg:x1="15.8cm" svg:y1="5.7cm" svg:x2="16.342cm" svg:y2="22.027cm" draw:start-shape="id7" draw:start-glue-point="1" draw:end-shape="id6" draw:end-glue-point="1" svg:d="M15800 5700h3259v16327h-2717" svg:viewBox="0 0 3260 16328">
          <text:p/>
        </draw:connector>
        <draw:line draw:style-name="gr17" draw:text-style-name="P2" draw:layer="layout" svg:x1="0.542cm" svg:y1="13.627cm" svg:x2="20.132cm" svg:y2="13.627cm">
          <text:p/>
        </draw:line>
        <draw:line draw:style-name="langage_5f_segment" draw:layer="layout" svg:x1="19.792cm" svg:y1="13.427cm" svg:x2="19.792cm" svg:y2="1cm">
          <text:p/>
        </draw:line>
        <draw:frame draw:style-name="gr18" draw:text-style-name="P5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langage_5f_segment" draw:layer="layout" svg:x1="19.792cm" svg:y1="26.827cm" svg:x2="19.792cm" svg:y2="13.827cm">
          <text:p/>
        </draw:line>
        <draw:frame draw:style-name="gr19" draw:text-style-name="P5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gr20" draw:layer="layout" svg:width="7.458cm" svg:height="1.073cm" svg:x="3.042cm" svg:y="23.527cm">
          <draw:text-box>
            <text:p>JSSE SSL Engine + Java sockets</text:p>
          </draw:text-box>
        </draw:frame>
        <draw:frame draw:style-name="gr20" draw:layer="layout" svg:width="7.4cm" svg:height="1.073cm" svg:x="3.042cm" svg:y="24.527cm">
          <draw:text-box>
            <text:p>OpenSSL Engine + Java sockets</text:p>
          </draw:text-box>
        </draw:frame>
        <draw:frame draw:style-name="gr20" draw:layer="layout" svg:width="9.958cm" svg:height="1.073cm" svg:x="3.042cm" svg:y="25.527cm">
          <draw:text-box>
            <text:p><text:span text:style-name="T3">OpenSSL Engine through APR sockets</text:span></text:p>
          </draw:text-box>
        </draw:frame>
        <draw:custom-shape draw:style-name="gr21" draw:layer="layout" svg:width="3.3cm" svg:height="1.6cm" svg:x="2.022cm" svg:y="2.8cm">
          <text:p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2" xml:id="id9" draw:id="id9" draw:layer="layout" svg:width="4.42cm" svg:height="1.6cm" svg:x="6.722cm" svg:y="7.027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342cm" svg:y1="8.627cm" svg:x2="8.342cm" svg:y2="12.427cm">
          <text:p/>
        </draw:line>
        <draw:line draw:style-name="gr23" draw:text-style-name="P3" draw:layer="layout" svg:x1="4.142cm" svg:y1="14.027cm" svg:x2="4.142cm" svg:y2="20.827cm">
          <text:p/>
        </draw:line>
        <draw:connector draw:style-name="gr24" draw:text-style-name="P7" draw:layer="layout" draw:type="line" svg:x1="11.043cm" svg:y1="3.627cm" svg:x2="12.584cm" svg:y2="3.627cm" svg:d="M11043 3627h1541" svg:viewBox="0 0 1542 1">
          <text:p/>
        </draw:connector>
        <draw:custom-shape draw:style-name="gr25" draw:text-style-name="P8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29" draw:text-style-name="P12" draw:layer="layout" svg:x1="5.342cm" svg:y1="3.927cm" svg:x2="8.925cm" svg:y2="7.021cm">
          <text:p/>
        </draw:line>
        <draw:line draw:style-name="gr30" draw:text-style-name="P13" draw:layer="layout" svg:x1="5.342cm" svg:y1="3.327cm" svg:x2="7.542cm" svg:y2="3.327cm">
          <text:p/>
        </draw:line>
        <draw:connector draw:style-name="gr31" draw:text-style-name="P12" draw:layer="layout" svg:x1="9.292cm" svg:y1="4.427cm" svg:x2="12.564cm" svg:y2="5.7cm" draw:start-shape="id1" draw:start-glue-point="2" draw:end-shape="id7" draw:end-glue-point="3" svg:d="M9292 4427v1273h3272" svg:viewBox="0 0 3273 1274">
          <text:p/>
        </draw:connector>
        <draw:connector draw:style-name="gr32" draw:text-style-name="P6" draw:layer="layout" svg:x1="11.142cm" svg:y1="7.827cm" svg:x2="14.182cm" svg:y2="6.5cm" draw:start-shape="id9" draw:start-glue-point="1" draw:end-shape="id7" draw:end-glue-point="2" svg:d="M11142 7827h3040v-1327" svg:viewBox="0 0 3041 1328">
          <text:p/>
        </draw:connector>
      </draw:page>
      <draw:page draw:name="page2" draw:style-name="dp1" draw:master-page-name="Standard">
        <draw:custom-shape draw:style-name="package" draw:layer="layout" svg:width="9cm" svg:height="6.5cm" svg:x="1.4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5.197cm" svg:height="0.886cm" svg:x="1.1cm" svg:y="1.4cm">
          <draw:text-box>
            <text:p><text:span text:style-name="T1">Tomcat / Undertow</text:span></text:p>
          </draw:text-box>
        </draw:frame>
        <draw:custom-shape draw:style-name="gr21" xml:id="id14" draw:id="id14" draw:layer="layout" svg:width="3.3cm" svg:height="1.6cm" svg:x="6.5cm" svg:y="2.8cm">
          <text:p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1.027cm" svg:y="1.4cm">
          <draw:text-box>
            <text:p><text:span text:style-name="T1">Java stdlib</text:span></text:p>
          </draw:text-box>
        </draw:frame>
        <draw:custom-shape draw:style-name="package" draw:layer="layout" svg:width="16.6cm" svg:height="6.365cm" svg:x="1.4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layer="layout" svg:width="14.8cm" svg:height="1.6cm" svg:x="2.2cm" svg:y="14.3cm">
          <text:p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xml:id="id16" draw:id="id16" draw:layer="layout" svg:width="3.3cm" svg:height="1.6cm" svg:x="1.8cm" svg:y="2.8cm">
          <text:p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1" draw:layer="layout" svg:width="4.4cm" svg:height="1.6cm" svg:x="2.2cm" svg:y="18.1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4cm" svg:x="10.8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1" xml:id="id11" draw:id="id11" draw:layer="layout" svg:width="4.4cm" svg:height="1.6cm" svg:x="12.1cm" svg:y="19.2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line-skew="1.699cm" svg:x1="15.129cm" svg:y1="7.393cm" svg:x2="16.5cm" svg:y2="20cm" draw:start-shape="id10" draw:start-glue-point="1" draw:end-shape="id11" draw:end-glue-point="1" svg:d="M15129 7393h3588v12607h-2217" svg:viewBox="0 0 3589 12608">
          <text:p/>
        </draw:connector>
        <draw:line draw:style-name="langage_5f_segment" draw:layer="layout" svg:x1="19.65cm" svg:y1="15.2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langage_5f_segment" draw:layer="layout" svg:x1="19.65cm" svg:y1="22cm" svg:x2="19.65cm" svg:y2="15.8cm">
          <text:p/>
        </draw:line>
        <draw:frame draw:style-name="gr19" draw:text-style-name="P5" draw:layer="layout" svg:width="2.691cm" svg:height="0.806cm" draw:transform="rotate (-1.5707963267949) translate (20.448cm 17.658cm)">
          <draw:text-box>
            <text:p><text:span text:style-name="T2">C / Native</text:span></text:p>
          </draw:text-box>
        </draw:frame>
        <draw:line draw:style-name="gr23" draw:text-style-name="P3" draw:layer="layout" svg:x1="4.4cm" svg:y1="18.2cm" svg:x2="4.4cm" svg:y2="15.9cm">
          <text:p/>
        </draw:line>
        <draw:connector draw:style-name="gr34" draw:text-style-name="P2" draw:layer="layout" svg:x1="7.317cm" svg:y1="8.2cm" svg:x2="7.31cm" svg:y2="10.9cm" draw:start-shape="id12" draw:start-glue-point="2" draw:end-shape="id13" svg:d="M7317 8200v1350h-7v1350" svg:viewBox="0 0 8 2701">
          <text:p/>
        </draw:connector>
        <draw:custom-shape draw:style-name="package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15" draw:id="id15" draw:layer="layout" svg:width="5.059cm" svg:height="1.6cm" svg:x="11.941cm" svg:y="2.8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10" draw:id="id10" draw:layer="layout" svg:width="3.236cm" svg:height="1.6cm" svg:x="11.893cm" svg:y="6.593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6" draw:layer="layout" svg:x1="8.15cm" svg:y1="4.4cm" svg:x2="13.511cm" svg:y2="6.593cm" draw:start-shape="id14" draw:start-glue-point="2" draw:end-shape="id10" draw:end-glue-point="0" svg:d="M8150 4400v1097h5361v1096" svg:viewBox="0 0 5362 2194">
          <text:p/>
        </draw:connector>
        <draw:connector draw:style-name="gr36" draw:text-style-name="P6" draw:layer="layout" draw:type="line" svg:x1="9.8cm" svg:y1="3.6cm" svg:x2="11.941cm" svg:y2="3.6cm" draw:start-shape="id14" draw:start-glue-point="1" draw:end-shape="id15" svg:d="M9800 3600h2141" svg:viewBox="0 0 2142 1">
          <text:p/>
        </draw:connector>
        <draw:frame draw:style-name="gr37" draw:layer="layout" svg:width="7.6cm" svg:height="1.199cm" svg:x="3cm" svg:y="20.327cm">
          <draw:text-box>
            <text:p>JSSE SSL Engine + Java sockets</text:p>
          </draw:text-box>
        </draw:frame>
        <draw:frame draw:style-name="gr20" draw:layer="layout" svg:width="7.4cm" svg:height="1.073cm" svg:x="3cm" svg:y="21.327cm">
          <draw:text-box>
            <text:p>OpenSSL Engine + Java sockets</text:p>
          </draw:text-box>
        </draw:frame>
        <draw:custom-shape draw:style-name="gr25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5.1cm" svg:y1="3.6cm" svg:x2="6.5cm" svg:y2="3.6cm" draw:start-shape="id16" draw:start-glue-point="1" draw:end-shape="id14" svg:d="M5100 3600h1400" svg:viewBox="0 0 1401 1">
          <text:p/>
        </draw:connector>
        <draw:connector draw:style-name="gr32" draw:text-style-name="P6" draw:layer="layout" svg:x1="3.45cm" svg:y1="4.4cm" svg:x2="4.9cm" svg:y2="7.4cm" draw:start-shape="id16" draw:start-glue-point="2" draw:end-shape="id12" draw:end-glue-point="3" svg:d="M3450 4400v3000h1450" svg:viewBox="0 0 1451 3001">
          <text:p/>
        </draw:connector>
        <draw:connector draw:style-name="gr32" draw:text-style-name="P6" draw:layer="layout" draw:type="line" svg:x1="9.734cm" svg:y1="7.4cm" svg:x2="11.893cm" svg:y2="7.393cm" draw:start-shape="id12" draw:start-glue-point="1" draw:end-shape="id10" svg:d="M9734 7400l2159-7" svg:viewBox="0 0 2160 8">
          <text:p/>
        </draw:connector>
        <draw:frame draw:style-name="gr7" draw:text-style-name="P1" draw:layer="layout" svg:width="4.574cm" svg:height="1.505cm" svg:x="13.426cm" svg:y="9.255cm">
          <draw:text-box>
            <text:p><text:span text:style-name="T1">Tomcat Native 2</text:span></text:p>
          </draw:text-box>
        </draw:frame>
        <draw:custom-shape draw:style-name="gr38" xml:id="id13" draw:id="id13" draw:layer="layout" svg:width="4.42cm" svg:height="1.6cm" svg:x="5.1cm" svg:y="10.9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7.3cm" svg:y1="14.3cm" svg:x2="7.3cm" svg:y2="12.5cm">
          <text:p/>
        </draw:line>
        <draw:custom-shape draw:style-name="gr39" xml:id="id12" draw:id="id12" draw:layer="layout" svg:width="4.834cm" svg:height="1.6cm" svg:x="4.9cm" svg:y="6.6cm">
          <text:p><text:span text:style-name="T1">OpenSSLEngine</text:span></text:p>
          <text:p><text:span text:style-name="T1">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" draw:layer="layout" svg:x1="0.41cm" svg:y1="15.5cm" svg:x2="20cm" svg:y2="15.5cm">
          <text:p/>
        </draw:line>
      </draw:page>
      <draw:page draw:name="page3" draw:style-name="dp1" draw:master-page-name="Standard">
        <draw:custom-shape draw:style-name="gr40" draw:text-style-name="P14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1" draw:text-style-name="P15" xml:id="id21" draw:id="id21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xml:id="id20" draw:id="id20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3" draw:id="id23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19" draw:id="id19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47" draw:text-style-name="P4" xml:id="id18" draw:id="id18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2" draw:layer="layout" draw:line-skew="1.699cm" svg:x1="15.129cm" svg:y1="7.393cm" svg:x2="16.5cm" svg:y2="20cm" draw:start-shape="id17" draw:start-glue-point="1" draw:end-shape="id18" draw:end-glue-point="1" svg:d="M15129 7393h3571v12607h-2200" svg:viewBox="0 0 3572 12608">
          <text:p/>
        </draw:connector>
        <draw:line draw:style-name="gr49" draw:text-style-name="P2" draw:layer="layout" svg:x1="0.4cm" svg:y1="13.6cm" svg:x2="19.99cm" svg:y2="13.6cm">
          <text:p/>
        </draw:line>
        <draw:line draw:style-name="gr50" draw:text-style-name="P3" draw:layer="layout" svg:x1="19.65cm" svg:y1="13.4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50" draw:text-style-name="P3" draw:layer="layout" svg:x1="19.65cm" svg:y1="22cm" svg:x2="19.65cm" svg:y2="13.8cm">
          <text:p/>
        </draw:line>
        <draw:frame draw:style-name="gr19" draw:text-style-name="P5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51" draw:text-style-name="P3" draw:layer="layout" svg:x1="4.4cm" svg:y1="18.1cm" svg:x2="4.4cm" svg:y2="14cm">
          <text:p/>
        </draw:line>
        <draw:connector draw:style-name="gr52" draw:text-style-name="P2" draw:layer="layout" draw:line-skew="0.199cm" svg:x1="7.524cm" svg:y1="8.201cm" svg:x2="9.6cm" svg:y2="12.4cm" draw:start-shape="id19" draw:start-glue-point="2" draw:end-shape="id20" draw:end-glue-point="0" svg:d="M7524 8201v2299h2076v1900" svg:viewBox="0 0 2077 4200">
          <text:p/>
        </draw:connector>
        <draw:custom-shape draw:style-name="gr53" draw:text-style-name="P14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22" draw:id="id22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" xml:id="id17" draw:id="id17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6" draw:layer="layout" svg:x1="8.15cm" svg:y1="4.4cm" svg:x2="13.511cm" svg:y2="6.593cm" draw:start-shape="id21" draw:start-glue-point="2" draw:end-shape="id17" draw:end-glue-point="0" svg:d="M8150 4400v1097h5361v1096" svg:viewBox="0 0 5362 2194">
          <text:p/>
        </draw:connector>
        <draw:connector draw:style-name="gr57" draw:text-style-name="P6" draw:layer="layout" draw:type="line" svg:x1="9.8cm" svg:y1="3.6cm" svg:x2="11.941cm" svg:y2="3.6cm" draw:start-shape="id21" draw:start-glue-point="1" draw:end-shape="id22" svg:d="M9800 3600h2141" svg:viewBox="0 0 2142 1">
          <text:p/>
        </draw:connector>
        <draw:frame draw:style-name="gr58" draw:text-style-name="P18" draw:layer="layout" svg:width="6.8cm" svg:height="1.073cm" svg:x="3cm" svg:y="20.327cm">
          <draw:text-box>
            <text:p><text:span text:style-name="T4">JSSE SSL Engine + Java sockets</text:span></text:p>
          </draw:text-box>
        </draw:frame>
        <draw:frame draw:style-name="gr58" draw:text-style-name="P18" draw:layer="layout" svg:width="7.4cm" svg:height="1.073cm" svg:x="3cm" svg:y="21.327cm">
          <draw:text-box>
            <text:p><text:span text:style-name="T4">OpenSSL Engine + Java sockets</text:span></text:p>
          </draw:text-box>
        </draw:frame>
        <draw:custom-shape draw:style-name="gr25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56" draw:text-style-name="P6" draw:layer="layout" draw:type="line" svg:x1="5.1cm" svg:y1="3.6cm" svg:x2="6.5cm" svg:y2="3.6cm" draw:start-shape="id23" draw:start-glue-point="1" draw:end-shape="id21" svg:d="M5100 3600h1400" svg:viewBox="0 0 1401 1">
          <text:p/>
        </draw:connector>
        <draw:connector draw:style-name="gr59" draw:text-style-name="P6" draw:layer="layout" svg:x1="3.45cm" svg:y1="4.4cm" svg:x2="5.314cm" svg:y2="7.401cm" draw:start-shape="id23" draw:start-glue-point="2" draw:end-shape="id19" draw:end-glue-point="3" svg:d="M3450 4400v3001h1864" svg:viewBox="0 0 1865 3002">
          <text:p/>
        </draw:connector>
        <draw:connector draw:style-name="gr59" draw:text-style-name="P6" draw:layer="layout" draw:type="line" svg:x1="9.734cm" svg:y1="7.401cm" svg:x2="11.893cm" svg:y2="7.393cm" draw:start-shape="id19" draw:start-glue-point="1" draw:end-shape="id17" svg:d="M9734 7401l2159-8" svg:viewBox="0 0 2160 9">
          <text:p/>
        </draw:connector>
        <draw:frame draw:style-name="gr7" draw:text-style-name="P1" draw:layer="layout" svg:width="4.574cm" svg:height="1.505cm" svg:x="13.426cm" svg:y="9.254cm">
          <draw:text-box>
            <text:p><text:span text:style-name="T1">Tomcat Native 2</text:span></text:p>
          </draw:text-box>
        </draw:frame>
        <draw:frame draw:style-name="gr8" draw:text-style-name="P1" draw:layer="layout" svg:width="3.173cm" svg:height="0.886cm" svg:x="11.028cm" svg:y="1.4cm">
          <draw:text-box>
            <text:p><text:span text:style-name="T1">Java stdl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rrow" style:family="graphic" style:parent-style-name="objectwithoutfill">
      <style:graphic-properties draw:stroke="solid" draw:stroke-dash="Dashed_20__28_var_29_" svg:stroke-width="0.081cm" svg:stroke-color="#0066ff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fo:text-align="center"/>
    </style:style>
    <style:style style:name="arrow_5f_openssl" style:display-name="arrow_openssl" style:family="graphic" style:parent-style-name="arrow"/>
    <style:style style:name="package" style:family="graphic" style:parent-style-name="standard">
      <style:graphic-properties draw:stroke="dash" draw:stroke-dash="Fine_20_Dashed" svg:stroke-width="0.05cm" draw:marker-start-width="0.29cm" draw:marker-end-width="0.29cm" draw:fill="none" draw:fill-color="#ffffff" draw:fill-gradient-name="Gradient_20_3" draw:fill-hatch-name="Hatching_20_1" draw:fill-image-name="Bitmap_20_1" draw:textarea-horizontal-align="justify" draw:textarea-vertical-align="middle" draw:auto-grow-height="false" fo:min-height="6.25cm" fo:min-width="6.2cm"/>
      <style:paragraph-properties fo:text-align="center"/>
    </style:style>
    <style:style style:name="langage_5f_segment" style:display-name="langage_segment" style:family="graphic" style:parent-style-name="standard">
      <style:graphic-properties draw:stroke="dash" draw:stroke-dash="Fine_20_Dashed" svg:stroke-width="0.05cm" svg:stroke-color="#000000" draw:marker-start="Dimension_20_Lines" draw:marker-start-width="0.38cm" draw:marker-end="Dimension_20_Lines" draw:marker-end-width="0.38cm" draw:fill-gradient-name="Gradient_20_3" draw:fill-hatch-name="Hatching_20_1" draw:fill-image-name="Bitmap_20_1" draw:textarea-vertical-align="middle"/>
      <style:paragraph-properties fo:text-align="center"/>
    </style:style>
    <style:style style:name="component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35cm" fo:padding-top="0.142cm" fo:padding-bottom="0.142cm" fo:padding-left="0.267cm" fo:padding-right="0.267cm"/>
      <style:paragraph-properties fo:text-align="center"/>
    </style:style>
    <style:style style:name="legend_5f_text" style:display-name="legend_text" style:family="graphic" style:parent-style-name="standard">
      <style:graphic-properties draw:stroke="none" svg:stroke-color="#000000" draw:fill="none" draw:fill-color="#ffffff" fo:min-height="0.823cm">
        <text:list-style style:name="legend_5f_text" style:display-name="legend_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Lucida Sans Unicode" style:font-family-asian="'Lucida Sans Unicode'" style:font-family-generic-asian="system" style:font-pitch-asian="variable" style:font-size-asian="12pt" style:language-asian="zh" style:country-asian="CN" style:font-style-asian="normal" style:font-weight-asian="bold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6-21T17:22:04.578665438</dc:date>
    <meta:editing-duration>PT7H52M25S</meta:editing-duration>
    <meta:editing-cycles>102</meta:editing-cycles>
    <meta:generator>LibreOffice/5.1.3.2$Linux_X86_64 LibreOffice_project/10m0$Build-2</meta:generator>
    <meta:document-statistic meta:object-count="120"/>
  </office:meta>
</office:document-meta>
</file>